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TriplesecStartupConfiguration.setEnableLdaps( boolean enableLd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EnableNtp( boolean enableN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InterceptorConfigurations( Lis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LdapPort( int lda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LdapsCertificateFile( File ldapsCertifica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AuthenticatorConfigurations( Se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TestEntries( Lis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WorkingDirectory( Fi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MutableTriplesecStartup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HttpPort( int httpServic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EnableKerberos( boolean enableKerber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ActivationConfiguration( ActivationConfiguration activation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EnableHttp( boolean enableHttp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BootstrapSchemas( Se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LdifFilters( List ldif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LdifDirectory( File ldif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SmtpConfiguration( SmtpConfiguration smtp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AllowAnonymousAccess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LdapsCertificatePassword( String ldapsCertificat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AccessControlEnabled( boolean accessControl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PresentationBaseUrl( String presentation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ShutdownHookEnabled( boolean shutdownHook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ExtendedOperationHandlers( Collection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ExitVmOnShutdown( boolean exitVmOn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SmsConfiguration( SmsConfiguration sms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LdapsPort( int ldap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ContextPartitionConfigurations( Se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TriplesecStartupConfiguration.setEnableChangePassword( boolean enableChang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